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adornments="Fett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2.113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1" fo:font-size="12pt" style:font-size-asian="12pt" style:font-size-complex="12pt"/>
    </style:style>
    <style:style style:name="ce2" style:family="table-cell" style:parent-style-name="Default">
      <style:table-cell-properties fo:wrap-option="wrap" style:vertical-align="top"/>
      <style:text-properties style:font-name="Calibri1" fo:font-size="12pt" style:font-size-asian="12pt" style:font-size-complex="12pt"/>
    </style:style>
    <style:style style:name="ce3" style:family="table-cell" style:parent-style-name="Default">
      <style:table-cell-properties fo:background-color="#ffff00"/>
      <style:text-properties style:font-name="Calibri1" fo:font-size="12pt" style:font-size-asian="12pt" style:font-size-complex="12pt"/>
    </style:style>
    <style:style style:name="ce4" style:family="table-cell" style:parent-style-name="Default">
      <style:table-cell-properties fo:background-color="#ccffff"/>
      <style:text-properties style:font-name="Calibri1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</style:style>
    <style:style style:name="ce6" style:family="table-cell" style:parent-style-name="Default" style:data-style-name="N2">
      <style:table-cell-properties fo:background-color="#ffff00"/>
      <style:text-properties style:font-name="Calibri1" fo:font-size="12pt" style:font-size-asian="12pt" style:font-size-complex="12pt"/>
    </style:style>
    <style:style style:name="ce24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8" style:family="table-cell" style:parent-style-name="Default" style:data-style-name="N2">
      <style:table-cell-properties fo:background-color="#ccffff"/>
      <style:text-properties style:font-name="Calibri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2">
      <style:text-properties style:font-name="Calibri1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1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libri1"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</style:style>
    <style:style style:name="ce3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3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3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3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3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3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3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4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4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4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4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4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4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4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4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5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5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5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5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5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5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5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5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5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5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6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6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6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6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6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6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6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6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6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6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7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7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7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7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7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7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7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7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7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7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8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8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8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14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1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d3fec6"/>
      <style:text-properties style:font-name="Calibri1" fo:font-size="12pt" style:font-size-asian="12pt" style:font-size-complex="12pt"/>
    </style:style>
    <style:style style:name="ce18" style:family="table-cell" style:parent-style-name="Default">
      <style:table-cell-properties fo:background-color="#d3fec6" fo:wrap-option="wrap" style:vertical-align="top"/>
      <style:text-properties style:font-name="Calibri1" fo:font-size="12pt" style:font-size-asian="12pt" style:font-size-complex="12pt"/>
    </style:style>
    <style:style style:name="ce19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number-columns-repeated="2" table:default-cell-style-name="ce5"/>
        <table:table-column table:style-name="co5" table:number-columns-repeated="20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 table:number-columns-repeated="6"/>
          <table:table-cell table:style-name="ce10" table:number-columns-repeated="2"/>
          <table:table-cell table:style-name="ce10" office:value-type="string" calcext:value-type="string">
            <text:p>Netzteil</text:p>
          </table:table-cell>
          <table:table-cell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2">
          <table:table-cell table:style-name="ce2" table:number-columns-repeated="6"/>
          <table:table-cell table:style-name="ce11" table:number-columns-repeated="2"/>
          <table:table-cell table:style-name="ce11" office:value-type="string" calcext:value-type="string">
            <text:p>NT</text:p>
          </table:table-cell>
          <table:table-cell table:style-name="ce2" office:value-type="string" calcext:value-type="string">
            <text:p>SUB25_10</text:p>
          </table:table-cell>
          <table:table-cell table:style-name="ce18" office:value-type="string" calcext:value-type="string">
            <text:p>SUB25_10_NT</text:p>
          </table:table-cell>
          <table:table-cell table:style-name="ce18" office:value-type="string" calcext:value-type="string">
            <text:p>SUBD_10</text:p>
          </table:table-cell>
          <table:table-cell table:style-name="ce2" office:value-type="string" calcext:value-type="string">
            <text:p>2SUB25</text:p>
          </table:table-cell>
          <table:table-cell table:style-name="ce18" office:value-type="string" calcext:value-type="string">
            <text:p>2SUB25_NT</text:p>
          </table:table-cell>
          <table:table-cell table:style-name="ce2" office:value-type="string" calcext:value-type="string">
            <text:p>Shield_5V_DCC_6pol_V3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uC_small</text:p>
          </table:table-cell>
          <table:table-cell table:style-name="ce2" office:value-type="string" calcext:value-type="string">
            <text:p>uC_big</text:p>
          </table:table-cell>
          <table:table-cell table:style-name="ce2" office:value-type="string" calcext:value-type="string">
            <text:p>RW_LEER_LED_V1</text:p>
          </table:table-cell>
          <table:table-cell table:style-name="ce2" office:value-type="string" calcext:value-type="string">
            <text:p>W2</text:p>
          </table:table-cell>
          <table:table-cell table:style-name="ce2" office:value-type="string" calcext:value-type="string">
            <text:p>W2+</text:p>
          </table:table-cell>
          <table:table-cell table:style-name="ce2" office:value-type="string" calcext:value-type="string">
            <text:p>W3</text:p>
          </table:table-cell>
          <table:table-cell table:style-name="ce2" office:value-type="string" calcext:value-type="string">
            <text:p>W3+</text:p>
          </table:table-cell>
          <table:table-cell table:style-name="ce2" office:value-type="string" calcext:value-type="string">
            <text:p>IO2</text:p>
          </table:table-cell>
          <table:table-cell table:style-name="ce2" office:value-type="string" calcext:value-type="string">
            <text:p>IO2+</text:p>
          </table:table-cell>
          <table:table-cell table:style-name="ce2" office:value-type="string" calcext:value-type="string">
            <text:p>1OUT</text:p>
          </table:table-cell>
          <table:table-cell table:style-name="ce2" office:value-type="string" calcext:value-type="string">
            <text:p>1OUT+</text:p>
          </table:table-cell>
          <table:table-cell table:style-name="ce2" office:value-type="string" calcext:value-type="string">
            <text:p>DPDT</text:p>
          </table:table-cell>
          <table:table-cell table:style-name="ce19" office:value-type="string" calcext:value-type="string">
            <text:p>DPDT+</text:p>
          </table:table-cell>
          <table:table-cell table:style-name="ce19" office:value-type="string" calcext:value-type="string">
            <text:p>CON_2pol_141</text:p>
          </table:table-cell>
          <table:table-cell table:style-name="ce19" office:value-type="string" calcext:value-type="string">
            <text:p>CON_i2c_20mm</text:p>
          </table:table-cell>
          <table:table-cell table:style-name="ce19" table:number-columns-repeated="993"/>
        </table:table-row>
        <table:table-row table:style-name="ro3">
          <table:table-cell office:value-type="string" calcext:value-type="string">
            <text:p>P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Stk/Pkg</text:p>
          </table:table-cell>
          <table:table-cell office:value-type="string" calcext:value-type="string">
            <text:p>€/Pkg</text:p>
          </table:table-cell>
          <table:table-cell table:style-name="ce5" office:value-type="string" calcext:value-type="string">
            <text:p>€/Stk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ur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echanische Bauteile</text:p>
          </table:table-cell>
          <table:table-cell table:style-name="ce3" table:number-columns-repeated="3"/>
          <table:table-cell table:style-name="ce6"/>
          <table:table-cell table:style-name="ce12" table:number-columns-repeated="2"/>
          <table:table-cell table:style-name="ce3" table:number-columns-repeated="23"/>
          <table:table-cell table:number-columns-repeated="993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Schraube M2 x 4 mm, Kreuzschlitz, Halbrundkopf, selbstbohrend</text:p>
          </table:table-cell>
          <table:table-cell table:number-columns-repeated="3"/>
          <table:table-cell table:style-name="ce24" table:formula="of:=IF(AND(ISNUMBER([.D5]);[.D5]&lt;&gt;0);[.E5]/[.D5];0)" office:value-type="float" office:value="0" calcext:value-type="float">
            <text:p>0,00</text:p>
          </table:table-cell>
          <table:table-cell table:style-name="ce30" table:formula="of:=SUMPRODUCT([.I$3:.AE$3];[.I5:.AE5])" office:value-type="float" office:value="0" calcext:value-type="float">
            <text:p>0</text:p>
          </table:table-cell>
          <table:table-cell table:style-name="ce24" table:formula="of:=[.F5]*[.G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Schraube M2 x 10 mm, Kreuzschlitz, Halbrundkopf, selbstbohrend</text:p>
          </table:table-cell>
          <table:table-cell table:number-columns-repeated="3"/>
          <table:table-cell table:style-name="ce24" table:formula="of:=IF(AND(ISNUMBER([.D6]);[.D6]&lt;&gt;0);[.E6]/[.D6];0)" office:value-type="float" office:value="0" calcext:value-type="float">
            <text:p>0,00</text:p>
          </table:table-cell>
          <table:table-cell table:style-name="ce31" table:formula="of:=SUMPRODUCT([.I$3:.AE$3];[.I6:.AE6])" office:value-type="float" office:value="0" calcext:value-type="float">
            <text:p>0</text:p>
          </table:table-cell>
          <table:table-cell table:style-name="ce24" table:formula="of:=[.F6]*[.G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Schraube M2 x 20 mm, Kreuzschlitz, Halbrundkopf</text:p>
          </table:table-cell>
          <table:table-cell table:number-columns-repeated="3"/>
          <table:table-cell table:style-name="ce24" table:formula="of:=IF(AND(ISNUMBER([.D7]);[.D7]&lt;&gt;0);[.E7]/[.D7];0)" office:value-type="float" office:value="0" calcext:value-type="float">
            <text:p>0,00</text:p>
          </table:table-cell>
          <table:table-cell table:style-name="ce32" table:formula="of:=SUMPRODUCT([.I$3:.AE$3];[.I7:.AE7])" office:value-type="float" office:value="0" calcext:value-type="float">
            <text:p>0</text:p>
          </table:table-cell>
          <table:table-cell table:style-name="ce24" table:formula="of:=[.F7]*[.G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Schraube M2,5 x 16 mm, Kreuzschlitz PH1, Senkkopf</text:p>
          </table:table-cell>
          <table:table-cell table:number-columns-repeated="3"/>
          <table:table-cell table:style-name="ce24" table:formula="of:=IF(AND(ISNUMBER([.D8]);[.D8]&lt;&gt;0);[.E8]/[.D8];0)" office:value-type="float" office:value="0" calcext:value-type="float">
            <text:p>0,00</text:p>
          </table:table-cell>
          <table:table-cell table:style-name="ce30" table:formula="of:=SUMPRODUCT([.I$3:.AE$3];[.I8:.AE8])" office:value-type="float" office:value="4" calcext:value-type="float">
            <text:p>4</text:p>
          </table:table-cell>
          <table:table-cell table:style-name="ce24" table:formula="of:=[.F8]*[.G8]" office:value-type="float" office:value="0" calcext:value-type="float">
            <text:p>0,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Schraube M2,6 x 10 mm, Kreuzschlitz, Halbrundkopf, selbstbohrend</text:p>
          </table:table-cell>
          <table:table-cell table:number-columns-repeated="3"/>
          <table:table-cell table:style-name="ce24" table:formula="of:=IF(AND(ISNUMBER([.D9]);[.D9]&lt;&gt;0);[.E9]/[.D9];0)" office:value-type="float" office:value="0" calcext:value-type="float">
            <text:p>0,00</text:p>
          </table:table-cell>
          <table:table-cell table:style-name="ce33" table:formula="of:=SUMPRODUCT([.I$3:.AE$3];[.I9:.AE9])" office:value-type="float" office:value="0" calcext:value-type="float">
            <text:p>0</text:p>
          </table:table-cell>
          <table:table-cell table:style-name="ce24" table:formula="of:=[.F9]*[.G9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Schraube M3 x 35 mm, Kreuzschlitz, Halbrundkopf</text:p>
          </table:table-cell>
          <table:table-cell table:number-columns-repeated="3"/>
          <table:table-cell table:style-name="ce24" table:formula="of:=IF(AND(ISNUMBER([.D10]);[.D10]&lt;&gt;0);[.E10]/[.D10];0)" office:value-type="float" office:value="0" calcext:value-type="float">
            <text:p>0,00</text:p>
          </table:table-cell>
          <table:table-cell table:style-name="ce30" table:formula="of:=SUMPRODUCT([.I$3:.AE$3];[.I10:.AE10])" office:value-type="float" office:value="2" calcext:value-type="float">
            <text:p>2</text:p>
          </table:table-cell>
          <table:table-cell table:style-name="ce24" table:formula="of:=[.F10]*[.G10]" office:value-type="float" office:value="0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Sechskantmutter M2 x 0,4 mm</text:p>
          </table:table-cell>
          <table:table-cell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 calcext:value-type="string">
            <text:p>Amazon</text:p>
          </table:table-cell>
          <table:table-cell office:value-type="float" office:value="200" calcext:value-type="float">
            <text:p>200</text:p>
          </table:table-cell>
          <table:table-cell office:value-type="float" office:value="7.25" calcext:value-type="float">
            <text:p>7,25</text:p>
          </table:table-cell>
          <table:table-cell table:style-name="ce24" table:formula="of:=IF(AND(ISNUMBER([.D11]);[.D11]&lt;&gt;0);[.E11]/[.D11];0)" office:value-type="float" office:value="0.03625" calcext:value-type="float">
            <text:p>0,04</text:p>
          </table:table-cell>
          <table:table-cell table:style-name="ce34"/>
          <table:table-cell table:style-name="ce24"/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Sechskantmutter M2,5</text:p>
          </table:table-cell>
          <table:table-cell table:number-columns-repeated="3"/>
          <table:table-cell table:style-name="ce24" table:formula="of:=IF(AND(ISNUMBER([.D12]);[.D12]&lt;&gt;0);[.E12]/[.D12];0)" office:value-type="float" office:value="0" calcext:value-type="float">
            <text:p>0,00</text:p>
          </table:table-cell>
          <table:table-cell table:style-name="ce35"/>
          <table:table-cell table:style-name="ce24"/>
          <table:table-cell/>
          <table:table-cell office:value-type="float" office:value="4" calcext:value-type="float">
            <text:p>4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Sechskantmutter M3</text:p>
          </table:table-cell>
          <table:table-cell table:number-columns-repeated="3"/>
          <table:table-cell table:style-name="ce24" table:formula="of:=IF(AND(ISNUMBER([.D13]);[.D13]&lt;&gt;0);[.E13]/[.D13];0)" office:value-type="float" office:value="0" calcext:value-type="float">
            <text:p>0,00</text:p>
          </table:table-cell>
          <table:table-cell table:style-name="ce30" table:formula="of:=SUMPRODUCT([.I$3:.AE$3];[.I13:.AE13])" office:value-type="float" office:value="2" calcext:value-type="float">
            <text:p>2</text:p>
          </table:table-cell>
          <table:table-cell table:style-name="ce24" table:formula="of:=[.F13]*[.G13]" office:value-type="float" office:value="0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Abstandhalter M2 x 10 + 3 mm, Messing, männlich-weiblich</text:p>
          </table:table-cell>
          <table:table-cell table:formula="of:=HYPERLINK(&quot;https://www.amazon.de/gp/product/B0BXDHL2YP/ref=ppx_yo_dt_b_search_asin_title?ie=UTF8&amp;psc=1&quot;;&quot;Amazon&quot;)" office:value-type="string" office:string-value="Amazon" calcext:value-type="string">
            <text:p>Amazon</text:p>
          </table:table-cell>
          <table:table-cell office:value-type="float" office:value="60" calcext:value-type="float">
            <text:p>60</text:p>
          </table:table-cell>
          <table:table-cell office:value-type="float" office:value="12.91" calcext:value-type="float">
            <text:p>12,91</text:p>
          </table:table-cell>
          <table:table-cell table:style-name="ce24" table:formula="of:=IF(AND(ISNUMBER([.D14]);[.D14]&lt;&gt;0);[.E14]/[.D14];0)" office:value-type="float" office:value="0.215166666666667" calcext:value-type="float">
            <text:p>0,22</text:p>
          </table:table-cell>
          <table:table-cell table:style-name="ce36" table:formula="of:=SUMPRODUCT([.I$3:.AE$3];[.I14:.AE14])" office:value-type="float" office:value="0" calcext:value-type="float">
            <text:p>0</text:p>
          </table:table-cell>
          <table:table-cell table:style-name="ce24" table:formula="of:=[.F14]*[.G1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style-name="Default" table:number-columns-repeated="5"/>
          <table:table-cell table:style-name="ce24" table:formula="of:=IF(AND(ISNUMBER([.D15]);[.D15]&lt;&gt;0);[.E15]/[.D15];0)" office:value-type="float" office:value="0" calcext:value-type="float">
            <text:p>0,00</text:p>
          </table:table-cell>
          <table:table-cell table:style-name="ce37" table:formula="of:=SUMPRODUCT([.I$3:.AE$3];[.I15:.AE15])" office:value-type="float" office:value="0" calcext:value-type="float">
            <text:p>0</text:p>
          </table:table-cell>
          <table:table-cell table:style-name="ce24" table:formula="of:=[.F15]*[.G1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16]);[.D16]&lt;&gt;0);[.E16]/[.D16];0)" office:value-type="float" office:value="0" calcext:value-type="float">
            <text:p>0,00</text:p>
          </table:table-cell>
          <table:table-cell table:style-name="ce38" table:formula="of:=SUMPRODUCT([.I$3:.AE$3];[.I16:.AE16])" office:value-type="float" office:value="0" calcext:value-type="float">
            <text:p>0</text:p>
          </table:table-cell>
          <table:table-cell table:style-name="ce24" table:formula="of:=[.F16]*[.G1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Elektro-mechanisch</text:p>
          </table:table-cell>
          <table:table-cell table:style-name="ce3" table:number-columns-repeated="4"/>
          <table:table-cell table:style-name="ce6" table:number-columns-repeated="2"/>
          <table:table-cell table:style-name="ce84"/>
          <table:table-cell table:style-name="ce3" table:number-columns-repeated="22"/>
          <table:table-cell table:number-columns-repeated="993"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Stiftleiste 8-polig, gerade</text:p>
          </table:table-cell>
          <table:table-cell table:number-columns-repeated="3"/>
          <table:table-cell table:style-name="ce24" table:formula="of:=IF(AND(ISNUMBER([.D18]);[.D18]&lt;&gt;0);[.E18]/[.D18];0)" office:value-type="float" office:value="0" calcext:value-type="float">
            <text:p>0,00</text:p>
          </table:table-cell>
          <table:table-cell table:style-name="ce30" table:formula="of:=SUMPRODUCT([.I$3:.AE$3];[.I18:.AE18])" office:value-type="float" office:value="1" calcext:value-type="float">
            <text:p>1</text:p>
          </table:table-cell>
          <table:table-cell table:style-name="ce24" table:formula="of:=[.F18]*[.G18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Stiftleiste 40-polig, 90° abgewinkelt</text:p>
          </table:table-cell>
          <table:table-cell table:number-columns-repeated="3"/>
          <table:table-cell table:style-name="ce24" table:formula="of:=IF(AND(ISNUMBER([.D19]);[.D19]&lt;&gt;0);[.E19]/[.D19];0)" office:value-type="float" office:value="0" calcext:value-type="float">
            <text:p>0,00</text:p>
          </table:table-cell>
          <table:table-cell table:style-name="ce39" table:formula="of:=SUMPRODUCT([.I$3:.AE$3];[.I19:.AE19])" office:value-type="float" office:value="0" calcext:value-type="float">
            <text:p>0</text:p>
          </table:table-cell>
          <table:table-cell table:style-name="ce24" table:formula="of:=[.F19]*[.G19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Buchsenleiste 8-polig, kurze Anschlüsse</text:p>
          </table:table-cell>
          <table:table-cell table:number-columns-repeated="3"/>
          <table:table-cell table:style-name="ce24" table:formula="of:=IF(AND(ISNUMBER([.D20]);[.D20]&lt;&gt;0);[.E20]/[.D20];0)" office:value-type="float" office:value="0" calcext:value-type="float">
            <text:p>0,00</text:p>
          </table:table-cell>
          <table:table-cell table:style-name="ce40" table:formula="of:=SUMPRODUCT([.I$3:.AE$3];[.I20:.AE20])" office:value-type="float" office:value="0" calcext:value-type="float">
            <text:p>0</text:p>
          </table:table-cell>
          <table:table-cell table:style-name="ce24" table:formula="of:=[.F20]*[.G20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string" calcext:value-type="string">
            <text:p>Buchsenleiste 8-polig, lange Anschlüsse (11 mm)</text:p>
          </table:table-cell>
          <table:table-cell table:number-columns-repeated="3"/>
          <table:table-cell table:style-name="ce24" table:formula="of:=IF(AND(ISNUMBER([.D21]);[.D21]&lt;&gt;0);[.E21]/[.D21];0)" office:value-type="float" office:value="0" calcext:value-type="float">
            <text:p>0,00</text:p>
          </table:table-cell>
          <table:table-cell table:style-name="ce30" table:formula="of:=SUMPRODUCT([.I$3:.AE$3];[.I21:.AE21])" office:value-type="float" office:value="3" calcext:value-type="float">
            <text:p>3</text:p>
          </table:table-cell>
          <table:table-cell table:style-name="ce24" table:formula="of:=[.F21]*[.G21]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Buchsenleiste 10-polig, kurze Anschlüsse</text:p>
          </table:table-cell>
          <table:table-cell table:number-columns-repeated="3"/>
          <table:table-cell table:style-name="ce24" table:formula="of:=IF(AND(ISNUMBER([.D22]);[.D22]&lt;&gt;0);[.E22]/[.D22];0)" office:value-type="float" office:value="0" calcext:value-type="float">
            <text:p>0,00</text:p>
          </table:table-cell>
          <table:table-cell table:style-name="ce41" table:formula="of:=SUMPRODUCT([.I$3:.AE$3];[.I22:.AE22])" office:value-type="float" office:value="0" calcext:value-type="float">
            <text:p>0</text:p>
          </table:table-cell>
          <table:table-cell table:style-name="ce24" table:formula="of:=[.F22]*[.G22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Buchsenleiste 40-polig, gedrehte Kontakte, vergoldet</text:p>
          </table:table-cell>
          <table:table-cell table:number-columns-repeated="3"/>
          <table:table-cell table:style-name="ce24" table:formula="of:=IF(AND(ISNUMBER([.D23]);[.D23]&lt;&gt;0);[.E23]/[.D23];0)" office:value-type="float" office:value="0" calcext:value-type="float">
            <text:p>0,00</text:p>
          </table:table-cell>
          <table:table-cell table:style-name="ce42" table:formula="of:=SUMPRODUCT([.I$3:.AE$3];[.I23:.AE23])" office:value-type="float" office:value="0" calcext:value-type="float">
            <text:p>0</text:p>
          </table:table-cell>
          <table:table-cell table:style-name="ce24" table:formula="of:=[.F23]*[.G2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Wannenstecker 6-polig, stehend </text:p>
          </table:table-cell>
          <table:table-cell table:number-columns-repeated="3"/>
          <table:table-cell table:style-name="ce24" table:formula="of:=IF(AND(ISNUMBER([.D24]);[.D24]&lt;&gt;0);[.E24]/[.D24];0)" office:value-type="float" office:value="0" calcext:value-type="float">
            <text:p>0,00</text:p>
          </table:table-cell>
          <table:table-cell table:style-name="ce30" table:formula="of:=SUMPRODUCT([.I$3:.AE$3];[.I24:.AE24])" office:value-type="float" office:value="2" calcext:value-type="float">
            <text:p>2</text:p>
          </table:table-cell>
          <table:table-cell table:style-name="ce24" table:formula="of:=[.F24]*[.G24]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Wannenstecker 6-polig, 90° abgewinkelt</text:p>
          </table:table-cell>
          <table:table-cell table:number-columns-repeated="3"/>
          <table:table-cell table:style-name="ce24" table:formula="of:=IF(AND(ISNUMBER([.D25]);[.D25]&lt;&gt;0);[.E25]/[.D25];0)" office:value-type="float" office:value="0" calcext:value-type="float">
            <text:p>0,00</text:p>
          </table:table-cell>
          <table:table-cell table:style-name="ce43" table:formula="of:=SUMPRODUCT([.I$3:.AE$3];[.I25:.AE25])" office:value-type="float" office:value="0" calcext:value-type="float">
            <text:p>0</text:p>
          </table:table-cell>
          <table:table-cell table:style-name="ce24" table:formula="of:=[.F25]*[.G2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string" calcext:value-type="string">
            <text:p>Wannenstecker 10-polig, stehend </text:p>
          </table:table-cell>
          <table:table-cell table:number-columns-repeated="3"/>
          <table:table-cell table:style-name="ce24" table:formula="of:=IF(AND(ISNUMBER([.D26]);[.D26]&lt;&gt;0);[.E26]/[.D26];0)" office:value-type="float" office:value="0" calcext:value-type="float">
            <text:p>0,00</text:p>
          </table:table-cell>
          <table:table-cell table:style-name="ce44" table:formula="of:=SUMPRODUCT([.I$3:.AE$3];[.I26:.AE26])" office:value-type="float" office:value="0" calcext:value-type="float">
            <text:p>0</text:p>
          </table:table-cell>
          <table:table-cell table:style-name="ce24" table:formula="of:=[.F26]*[.G2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Wannenstecker 10-polig, 90° abgewinkelt</text:p>
          </table:table-cell>
          <table:table-cell table:number-columns-repeated="3"/>
          <table:table-cell table:style-name="ce24" table:formula="of:=IF(AND(ISNUMBER([.D27]);[.D27]&lt;&gt;0);[.E27]/[.D27];0)" office:value-type="float" office:value="0" calcext:value-type="float">
            <text:p>0,00</text:p>
          </table:table-cell>
          <table:table-cell table:style-name="ce45" table:formula="of:=SUMPRODUCT([.I$3:.AE$3];[.I27:.AE27])" office:value-type="float" office:value="0" calcext:value-type="float">
            <text:p>0</text:p>
          </table:table-cell>
          <table:table-cell table:style-name="ce24" table:formula="of:=[.F27]*[.G2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string" calcext:value-type="string">
            <text:p>Sub-D-Stecker 25-polig (DB25_Plug)</text:p>
          </table:table-cell>
          <table:table-cell table:number-columns-repeated="3"/>
          <table:table-cell table:style-name="ce24" table:formula="of:=IF(AND(ISNUMBER([.D28]);[.D28]&lt;&gt;0);[.E28]/[.D28];0)" office:value-type="float" office:value="0" calcext:value-type="float">
            <text:p>0,00</text:p>
          </table:table-cell>
          <table:table-cell table:style-name="ce30" table:formula="of:=SUMPRODUCT([.I$3:.AE$3];[.I28:.AE28])" office:value-type="float" office:value="1" calcext:value-type="float">
            <text:p>1</text:p>
          </table:table-cell>
          <table:table-cell table:style-name="ce24" table:formula="of:=[.F28]*[.G28]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office:value-type="float" office:value="212" calcext:value-type="float">
            <text:p>212</text:p>
          </table:table-cell>
          <table:table-cell office:value-type="string" calcext:value-type="string">
            <text:p>Schraubklemme 2-polig, schwarz</text:p>
          </table:table-cell>
          <table:table-cell table:number-columns-repeated="3"/>
          <table:table-cell table:style-name="ce24" table:formula="of:=IF(AND(ISNUMBER([.D29]);[.D29]&lt;&gt;0);[.E29]/[.D29];0)" office:value-type="float" office:value="0" calcext:value-type="float">
            <text:p>0,00</text:p>
          </table:table-cell>
          <table:table-cell table:style-name="ce30" table:formula="of:=SUMPRODUCT([.I$3:.AE$3];[.I29:.AE29])" office:value-type="float" office:value="5" calcext:value-type="float">
            <text:p>5</text:p>
          </table:table-cell>
          <table:table-cell table:style-name="ce24" table:formula="of:=[.F29]*[.G29]" office:value-type="float" office:value="0" calcext:value-type="float">
            <text:p>0,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Schraubklemme 2-polig, grün</text:p>
          </table:table-cell>
          <table:table-cell table:number-columns-repeated="3"/>
          <table:table-cell table:style-name="ce24" table:formula="of:=IF(AND(ISNUMBER([.D30]);[.D30]&lt;&gt;0);[.E30]/[.D30];0)" office:value-type="float" office:value="0" calcext:value-type="float">
            <text:p>0,00</text:p>
          </table:table-cell>
          <table:table-cell table:style-name="ce30" table:formula="of:=SUMPRODUCT([.I$3:.AE$3];[.I30:.AE30])" office:value-type="float" office:value="2" calcext:value-type="float">
            <text:p>2</text:p>
          </table:table-cell>
          <table:table-cell table:style-name="ce24" table:formula="of:=[.F30]*[.G30]" office:value-type="float" office:value="0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Schraubklemme 2-polig, rot</text:p>
          </table:table-cell>
          <table:table-cell table:number-columns-repeated="3"/>
          <table:table-cell table:style-name="ce24" table:formula="of:=IF(AND(ISNUMBER([.D31]);[.D31]&lt;&gt;0);[.E31]/[.D31];0)" office:value-type="float" office:value="0" calcext:value-type="float">
            <text:p>0,00</text:p>
          </table:table-cell>
          <table:table-cell table:style-name="ce30" table:formula="of:=SUMPRODUCT([.I$3:.AE$3];[.I31:.AE31])" office:value-type="float" office:value="1" calcext:value-type="float">
            <text:p>1</text:p>
          </table:table-cell>
          <table:table-cell table:style-name="ce24" table:formula="of:=[.F31]*[.G31]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Schraubklemme 2-polig, blau</text:p>
          </table:table-cell>
          <table:table-cell table:number-columns-repeated="3"/>
          <table:table-cell table:style-name="ce24" table:formula="of:=IF(AND(ISNUMBER([.D32]);[.D32]&lt;&gt;0);[.E32]/[.D32];0)" office:value-type="float" office:value="0" calcext:value-type="float">
            <text:p>0,00</text:p>
          </table:table-cell>
          <table:table-cell table:style-name="ce30" table:formula="of:=SUMPRODUCT([.I$3:.AE$3];[.I32:.AE32])" office:value-type="float" office:value="1" calcext:value-type="float">
            <text:p>1</text:p>
          </table:table-cell>
          <table:table-cell table:style-name="ce24" table:formula="of:=[.F32]*[.G32]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Schraubklemme 3-polig, blau</text:p>
          </table:table-cell>
          <table:table-cell table:number-columns-repeated="3"/>
          <table:table-cell table:style-name="ce24" table:formula="of:=IF(AND(ISNUMBER([.D33]);[.D33]&lt;&gt;0);[.E33]/[.D33];0)" office:value-type="float" office:value="0" calcext:value-type="float">
            <text:p>0,00</text:p>
          </table:table-cell>
          <table:table-cell table:style-name="ce46" table:formula="of:=SUMPRODUCT([.I$3:.AE$3];[.I33:.AE33])" office:value-type="float" office:value="0" calcext:value-type="float">
            <text:p>0</text:p>
          </table:table-cell>
          <table:table-cell table:style-name="ce24" table:formula="of:=[.F33]*[.G3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34]);[.D34]&lt;&gt;0);[.E34]/[.D34];0)" office:value-type="float" office:value="0" calcext:value-type="float">
            <text:p>0,00</text:p>
          </table:table-cell>
          <table:table-cell table:style-name="ce47" table:formula="of:=SUMPRODUCT([.I$3:.AE$3];[.I34:.AE34])" office:value-type="float" office:value="0" calcext:value-type="float">
            <text:p>0</text:p>
          </table:table-cell>
          <table:table-cell table:style-name="ce24" table:formula="of:=[.F34]*[.G3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35]);[.D35]&lt;&gt;0);[.E35]/[.D35];0)" office:value-type="float" office:value="0" calcext:value-type="float">
            <text:p>0,00</text:p>
          </table:table-cell>
          <table:table-cell table:style-name="ce48" table:formula="of:=SUMPRODUCT([.I$3:.AE$3];[.I35:.AE35])" office:value-type="float" office:value="0" calcext:value-type="float">
            <text:p>0</text:p>
          </table:table-cell>
          <table:table-cell table:style-name="ce24" table:formula="of:=[.F35]*[.G3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36]);[.D36]&lt;&gt;0);[.E36]/[.D36];0)" office:value-type="float" office:value="0" calcext:value-type="float">
            <text:p>0,00</text:p>
          </table:table-cell>
          <table:table-cell table:style-name="ce49" table:formula="of:=SUMPRODUCT([.I$3:.AE$3];[.I36:.AE36])" office:value-type="float" office:value="0" calcext:value-type="float">
            <text:p>0</text:p>
          </table:table-cell>
          <table:table-cell table:style-name="ce24" table:formula="of:=[.F36]*[.G3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37]);[.D37]&lt;&gt;0);[.E37]/[.D37];0)" office:value-type="float" office:value="0" calcext:value-type="float">
            <text:p>0,00</text:p>
          </table:table-cell>
          <table:table-cell table:style-name="ce50" table:formula="of:=SUMPRODUCT([.I$3:.AE$3];[.I37:.AE37])" office:value-type="float" office:value="0" calcext:value-type="float">
            <text:p>0</text:p>
          </table:table-cell>
          <table:table-cell table:style-name="ce24" table:formula="of:=[.F37]*[.G3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38]);[.D38]&lt;&gt;0);[.E38]/[.D38];0)" office:value-type="float" office:value="0" calcext:value-type="float">
            <text:p>0,00</text:p>
          </table:table-cell>
          <table:table-cell table:style-name="ce51" table:formula="of:=SUMPRODUCT([.I$3:.AE$3];[.I38:.AE38])" office:value-type="float" office:value="0" calcext:value-type="float">
            <text:p>0</text:p>
          </table:table-cell>
          <table:table-cell table:style-name="ce24" table:formula="of:=[.F38]*[.G38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Elektrik</text:p>
          </table:table-cell>
          <table:table-cell table:style-name="ce3" table:number-columns-repeated="4"/>
          <table:table-cell table:style-name="ce6"/>
          <table:table-cell table:style-name="ce84" table:number-columns-repeated="2"/>
          <table:table-cell table:style-name="ce3" table:number-columns-repeated="22"/>
          <table:table-cell table:number-columns-repeated="993"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string" calcext:value-type="string">
            <text:p>Flachbandkabel 6-polig</text:p>
          </table:table-cell>
          <table:table-cell table:number-columns-repeated="3"/>
          <table:table-cell table:style-name="ce24" table:formula="of:=IF(AND(ISNUMBER([.D40]);[.D40]&lt;&gt;0);[.E40]/[.D40];0)" office:value-type="float" office:value="0" calcext:value-type="float">
            <text:p>0,00</text:p>
          </table:table-cell>
          <table:table-cell table:style-name="ce52" table:formula="of:=SUMPRODUCT([.I$3:.AE$3];[.I40:.AE40])" office:value-type="float" office:value="0" calcext:value-type="float">
            <text:p>0</text:p>
          </table:table-cell>
          <table:table-cell table:style-name="ce24" table:formula="of:=[.F40]*[.G40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Flachbandkabel 6-polig</text:p>
          </table:table-cell>
          <table:table-cell table:number-columns-repeated="3"/>
          <table:table-cell table:style-name="ce24" table:formula="of:=IF(AND(ISNUMBER([.D41]);[.D41]&lt;&gt;0);[.E41]/[.D41];0)" office:value-type="float" office:value="0" calcext:value-type="float">
            <text:p>0,00</text:p>
          </table:table-cell>
          <table:table-cell table:style-name="ce53" table:formula="of:=SUMPRODUCT([.I$3:.AE$3];[.I41:.AE41])" office:value-type="float" office:value="0" calcext:value-type="float">
            <text:p>0</text:p>
          </table:table-cell>
          <table:table-cell table:style-name="ce24" table:formula="of:=[.F41]*[.G41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42]);[.D42]&lt;&gt;0);[.E42]/[.D42];0)" office:value-type="float" office:value="0" calcext:value-type="float">
            <text:p>0,00</text:p>
          </table:table-cell>
          <table:table-cell table:style-name="ce54" table:formula="of:=SUMPRODUCT([.I$3:.AE$3];[.I42:.AE42])" office:value-type="float" office:value="0" calcext:value-type="float">
            <text:p>0</text:p>
          </table:table-cell>
          <table:table-cell table:style-name="ce24" table:formula="of:=[.F42]*[.G42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43]);[.D43]&lt;&gt;0);[.E43]/[.D43];0)" office:value-type="float" office:value="0" calcext:value-type="float">
            <text:p>0,00</text:p>
          </table:table-cell>
          <table:table-cell table:style-name="ce55" table:formula="of:=SUMPRODUCT([.I$3:.AE$3];[.I43:.AE43])" office:value-type="float" office:value="0" calcext:value-type="float">
            <text:p>0</text:p>
          </table:table-cell>
          <table:table-cell table:style-name="ce24" table:formula="of:=[.F43]*[.G4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44]);[.D44]&lt;&gt;0);[.E44]/[.D44];0)" office:value-type="float" office:value="0" calcext:value-type="float">
            <text:p>0,00</text:p>
          </table:table-cell>
          <table:table-cell table:style-name="ce56" table:formula="of:=SUMPRODUCT([.I$3:.AE$3];[.I44:.AE44])" office:value-type="float" office:value="0" calcext:value-type="float">
            <text:p>0</text:p>
          </table:table-cell>
          <table:table-cell table:style-name="ce24" table:formula="of:=[.F44]*[.G4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Elektronik</text:p>
          </table:table-cell>
          <table:table-cell table:style-name="ce3" table:number-columns-repeated="4"/>
          <table:table-cell table:style-name="ce6"/>
          <table:table-cell table:style-name="ce84" table:number-columns-repeated="2"/>
          <table:table-cell table:style-name="ce3" table:number-columns-repeated="22"/>
          <table:table-cell table:number-columns-repeated="993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string" calcext:value-type="string">
            <text:p>Leistungswiderstand 4,7Ω/5W</text:p>
          </table:table-cell>
          <table:table-cell table:number-columns-repeated="3"/>
          <table:table-cell table:style-name="ce24" table:formula="of:=IF(AND(ISNUMBER([.D46]);[.D46]&lt;&gt;0);[.E46]/[.D46];0)" office:value-type="float" office:value="0" calcext:value-type="float">
            <text:p>0,00</text:p>
          </table:table-cell>
          <table:table-cell table:style-name="ce30" table:formula="of:=SUMPRODUCT([.I$3:.AE$3];[.I46:.AE46])" office:value-type="float" office:value="1" calcext:value-type="float">
            <text:p>1</text:p>
          </table:table-cell>
          <table:table-cell table:style-name="ce24" table:formula="of:=[.F46]*[.G46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47]);[.D47]&lt;&gt;0);[.E47]/[.D47];0)" office:value-type="float" office:value="0" calcext:value-type="float">
            <text:p>0,00</text:p>
          </table:table-cell>
          <table:table-cell table:style-name="ce57" table:formula="of:=SUMPRODUCT([.I$3:.AE$3];[.I47:.AE47])" office:value-type="float" office:value="0" calcext:value-type="float">
            <text:p>0</text:p>
          </table:table-cell>
          <table:table-cell table:style-name="ce24" table:formula="of:=[.F47]*[.G4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48]);[.D48]&lt;&gt;0);[.E48]/[.D48];0)" office:value-type="float" office:value="0" calcext:value-type="float">
            <text:p>0,00</text:p>
          </table:table-cell>
          <table:table-cell table:style-name="ce58" table:formula="of:=SUMPRODUCT([.I$3:.AE$3];[.I48:.AE48])" office:value-type="float" office:value="0" calcext:value-type="float">
            <text:p>0</text:p>
          </table:table-cell>
          <table:table-cell table:style-name="ce24" table:formula="of:=[.F48]*[.G48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/>
          <table:table-cell office:value-type="string" calcext:value-type="string">
            <text:p>Elko 1000uF/35V</text:p>
          </table:table-cell>
          <table:table-cell table:number-columns-repeated="3"/>
          <table:table-cell table:style-name="ce24" table:formula="of:=IF(AND(ISNUMBER([.D49]);[.D49]&lt;&gt;0);[.E49]/[.D49];0)" office:value-type="float" office:value="0" calcext:value-type="float">
            <text:p>0,00</text:p>
          </table:table-cell>
          <table:table-cell table:style-name="ce30" table:formula="of:=SUMPRODUCT([.I$3:.AE$3];[.I49:.AE49])" office:value-type="float" office:value="1" calcext:value-type="float">
            <text:p>1</text:p>
          </table:table-cell>
          <table:table-cell table:style-name="ce24" table:formula="of:=[.F49]*[.G49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50]);[.D50]&lt;&gt;0);[.E50]/[.D50];0)" office:value-type="float" office:value="0" calcext:value-type="float">
            <text:p>0,00</text:p>
          </table:table-cell>
          <table:table-cell table:style-name="ce59" table:formula="of:=SUMPRODUCT([.I$3:.AE$3];[.I50:.AE50])" office:value-type="float" office:value="0" calcext:value-type="float">
            <text:p>0</text:p>
          </table:table-cell>
          <table:table-cell table:style-name="ce24" table:formula="of:=[.F50]*[.G50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51]);[.D51]&lt;&gt;0);[.E51]/[.D51];0)" office:value-type="float" office:value="0" calcext:value-type="float">
            <text:p>0,00</text:p>
          </table:table-cell>
          <table:table-cell table:style-name="ce60" table:formula="of:=SUMPRODUCT([.I$3:.AE$3];[.I51:.AE51])" office:value-type="float" office:value="0" calcext:value-type="float">
            <text:p>0</text:p>
          </table:table-cell>
          <table:table-cell table:style-name="ce24" table:formula="of:=[.F51]*[.G51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/>
          <table:table-cell office:value-type="string" calcext:value-type="string">
            <text:p>Diode 1N4007</text:p>
          </table:table-cell>
          <table:table-cell table:number-columns-repeated="3"/>
          <table:table-cell table:style-name="ce24" table:formula="of:=IF(AND(ISNUMBER([.D52]);[.D52]&lt;&gt;0);[.E52]/[.D52];0)" office:value-type="float" office:value="0" calcext:value-type="float">
            <text:p>0,00</text:p>
          </table:table-cell>
          <table:table-cell table:style-name="ce30" table:formula="of:=SUMPRODUCT([.I$3:.AE$3];[.I52:.AE52])" office:value-type="float" office:value="1" calcext:value-type="float">
            <text:p>1</text:p>
          </table:table-cell>
          <table:table-cell table:style-name="ce24" table:formula="of:=[.F52]*[.G52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53]);[.D53]&lt;&gt;0);[.E53]/[.D53];0)" office:value-type="float" office:value="0" calcext:value-type="float">
            <text:p>0,00</text:p>
          </table:table-cell>
          <table:table-cell table:style-name="ce61" table:formula="of:=SUMPRODUCT([.I$3:.AE$3];[.I53:.AE53])" office:value-type="float" office:value="0" calcext:value-type="float">
            <text:p>0</text:p>
          </table:table-cell>
          <table:table-cell table:style-name="ce24" table:formula="of:=[.F53]*[.G5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54]);[.D54]&lt;&gt;0);[.E54]/[.D54];0)" office:value-type="float" office:value="0" calcext:value-type="float">
            <text:p>0,00</text:p>
          </table:table-cell>
          <table:table-cell table:style-name="ce62" table:formula="of:=SUMPRODUCT([.I$3:.AE$3];[.I54:.AE54])" office:value-type="float" office:value="0" calcext:value-type="float">
            <text:p>0</text:p>
          </table:table-cell>
          <table:table-cell table:style-name="ce24" table:formula="of:=[.F54]*[.G5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55]);[.D55]&lt;&gt;0);[.E55]/[.D55];0)" office:value-type="float" office:value="0" calcext:value-type="float">
            <text:p>0,00</text:p>
          </table:table-cell>
          <table:table-cell table:style-name="ce63" table:formula="of:=SUMPRODUCT([.I$3:.AE$3];[.I55:.AE55])" office:value-type="float" office:value="0" calcext:value-type="float">
            <text:p>0</text:p>
          </table:table-cell>
          <table:table-cell table:style-name="ce24" table:formula="of:=[.F55]*[.G5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56]);[.D56]&lt;&gt;0);[.E56]/[.D56];0)" office:value-type="float" office:value="0" calcext:value-type="float">
            <text:p>0,00</text:p>
          </table:table-cell>
          <table:table-cell table:style-name="ce64" table:formula="of:=SUMPRODUCT([.I$3:.AE$3];[.I56:.AE56])" office:value-type="float" office:value="0" calcext:value-type="float">
            <text:p>0</text:p>
          </table:table-cell>
          <table:table-cell table:style-name="ce24" table:formula="of:=[.F56]*[.G5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Platinen</text:p>
          </table:table-cell>
          <table:table-cell table:style-name="ce3" table:number-columns-repeated="4"/>
          <table:table-cell table:style-name="ce6" table:number-columns-repeated="2"/>
          <table:table-cell table:style-name="ce3" table:number-columns-repeated="23"/>
          <table:table-cell table:number-columns-repeated="993"/>
        </table:table-row>
        <table:table-row table:style-name="ro4">
          <table:table-cell office:value-type="float" office:value="501" calcext:value-type="float">
            <text:p>501</text:p>
          </table:table-cell>
          <table:table-cell office:value-type="string" calcext:value-type="string">
            <text:p>AC_5V_6pol_DCC</text:p>
          </table:table-cell>
          <table:table-cell table:number-columns-repeated="3"/>
          <table:table-cell table:style-name="ce24" table:formula="of:=IF(AND(ISNUMBER([.D58]);[.D58]&lt;&gt;0);[.E58]/[.D58];0)" office:value-type="float" office:value="0" calcext:value-type="float">
            <text:p>0,00</text:p>
          </table:table-cell>
          <table:table-cell table:style-name="ce30" table:formula="of:=SUMPRODUCT([.I$3:.AE$3];[.I58:.AE58])" office:value-type="float" office:value="1" calcext:value-type="float">
            <text:p>1</text:p>
          </table:table-cell>
          <table:table-cell table:style-name="ce24" table:formula="of:=[.F58]*[.G58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502" calcext:value-type="float">
            <text:p>502</text:p>
          </table:table-cell>
          <table:table-cell office:value-type="string" calcext:value-type="string">
            <text:p>RW_5V_SUB25_10</text:p>
          </table:table-cell>
          <table:table-cell table:number-columns-repeated="3"/>
          <table:table-cell table:style-name="ce24" table:formula="of:=IF(AND(ISNUMBER([.D59]);[.D59]&lt;&gt;0);[.E59]/[.D59];0)" office:value-type="float" office:value="0" calcext:value-type="float">
            <text:p>0,00</text:p>
          </table:table-cell>
          <table:table-cell table:style-name="ce30" table:formula="of:=SUMPRODUCT([.I$3:.AE$3];[.I59:.AE59])" office:value-type="float" office:value="1" calcext:value-type="float">
            <text:p>1</text:p>
          </table:table-cell>
          <table:table-cell table:style-name="ce24" table:formula="of:=[.F59]*[.G59]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503" calcext:value-type="float">
            <text:p>503</text:p>
          </table:table-cell>
          <table:table-cell office:value-type="string" calcext:value-type="string">
            <text:p>CON_SubD_Screw10</text:p>
          </table:table-cell>
          <table:table-cell table:number-columns-repeated="3"/>
          <table:table-cell table:style-name="ce24" table:formula="of:=IF(AND(ISNUMBER([.D60]);[.D60]&lt;&gt;0);[.E60]/[.D60];0)" office:value-type="float" office:value="0" calcext:value-type="float">
            <text:p>0,00</text:p>
          </table:table-cell>
          <table:table-cell table:style-name="ce65" table:formula="of:=SUMPRODUCT([.I$3:.AE$3];[.I60:.AE60])" office:value-type="float" office:value="0" calcext:value-type="float">
            <text:p>0</text:p>
          </table:table-cell>
          <table:table-cell table:style-name="ce24" table:formula="of:=[.F60]*[.G60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504" calcext:value-type="float">
            <text:p>504</text:p>
          </table:table-cell>
          <table:table-cell office:value-type="string" calcext:value-type="string">
            <text:p>RW_5V_2SUB25</text:p>
          </table:table-cell>
          <table:table-cell table:number-columns-repeated="3"/>
          <table:table-cell table:style-name="ce24" table:formula="of:=IF(AND(ISNUMBER([.D61]);[.D61]&lt;&gt;0);[.E61]/[.D61];0)" office:value-type="float" office:value="0" calcext:value-type="float">
            <text:p>0,00</text:p>
          </table:table-cell>
          <table:table-cell table:style-name="ce66" table:formula="of:=SUMPRODUCT([.I$3:.AE$3];[.I61:.AE61])" office:value-type="float" office:value="0" calcext:value-type="float">
            <text:p>0</text:p>
          </table:table-cell>
          <table:table-cell table:style-name="ce24" table:formula="of:=[.F61]*[.G61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62]);[.D62]&lt;&gt;0);[.E62]/[.D62];0)" office:value-type="float" office:value="0" calcext:value-type="float">
            <text:p>0,00</text:p>
          </table:table-cell>
          <table:table-cell table:style-name="ce67" table:formula="of:=SUMPRODUCT([.I$3:.AE$3];[.I62:.AE62])" office:value-type="float" office:value="0" calcext:value-type="float">
            <text:p>0</text:p>
          </table:table-cell>
          <table:table-cell table:style-name="ce24" table:formula="of:=[.F62]*[.G62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63]);[.D63]&lt;&gt;0);[.E63]/[.D63];0)" office:value-type="float" office:value="0" calcext:value-type="float">
            <text:p>0,00</text:p>
          </table:table-cell>
          <table:table-cell table:style-name="ce68" table:formula="of:=SUMPRODUCT([.I$3:.AE$3];[.I63:.AE63])" office:value-type="float" office:value="0" calcext:value-type="float">
            <text:p>0</text:p>
          </table:table-cell>
          <table:table-cell table:style-name="ce24" table:formula="of:=[.F63]*[.G6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Sonstiges</text:p>
          </table:table-cell>
          <table:table-cell table:style-name="ce3" table:number-columns-repeated="4"/>
          <table:table-cell table:style-name="ce6" table:number-columns-repeated="2"/>
          <table:table-cell table:style-name="ce3" table:number-columns-repeated="23"/>
          <table:table-cell table:number-columns-repeated="993"/>
        </table:table-row>
        <table:table-row table:style-name="ro4">
          <table:table-cell office:value-type="float" office:value="601" calcext:value-type="float">
            <text:p>601</text:p>
          </table:table-cell>
          <table:table-cell office:value-type="string" calcext:value-type="string">
            <text:p>OLED Halterung</text:p>
          </table:table-cell>
          <table:table-cell table:number-columns-repeated="3"/>
          <table:table-cell table:style-name="ce24" table:formula="of:=IF(AND(ISNUMBER([.D65]);[.D65]&lt;&gt;0);[.E65]/[.D65];0)" office:value-type="float" office:value="0" calcext:value-type="float">
            <text:p>0,00</text:p>
          </table:table-cell>
          <table:table-cell table:style-name="ce69" table:formula="of:=SUMPRODUCT([.I$3:.AE$3];[.I65:.AE65])" office:value-type="float" office:value="0" calcext:value-type="float">
            <text:p>0</text:p>
          </table:table-cell>
          <table:table-cell table:style-name="ce24" table:formula="of:=[.F65]*[.G6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602" calcext:value-type="float">
            <text:p>602</text:p>
          </table:table-cell>
          <table:table-cell office:value-type="string" calcext:value-type="string">
            <text:p>Sub-D-Stecker-Halterung</text:p>
          </table:table-cell>
          <table:table-cell table:number-columns-repeated="3"/>
          <table:table-cell table:style-name="ce24" table:formula="of:=IF(AND(ISNUMBER([.D66]);[.D66]&lt;&gt;0);[.E66]/[.D66];0)" office:value-type="float" office:value="0" calcext:value-type="float">
            <text:p>0,00</text:p>
          </table:table-cell>
          <table:table-cell table:style-name="ce30" table:formula="of:=SUMPRODUCT([.I$3:.AE$3];[.I66:.AE66])" office:value-type="float" office:value="2" calcext:value-type="float">
            <text:p>2</text:p>
          </table:table-cell>
          <table:table-cell table:style-name="ce24" table:formula="of:=[.F66]*[.G66]" office:value-type="float" office:value="0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67]);[.D67]&lt;&gt;0);[.E67]/[.D67];0)" office:value-type="float" office:value="0" calcext:value-type="float">
            <text:p>0,00</text:p>
          </table:table-cell>
          <table:table-cell table:style-name="ce70" table:formula="of:=SUMPRODUCT([.I$3:.AE$3];[.I67:.AE67])" office:value-type="float" office:value="0" calcext:value-type="float">
            <text:p>0</text:p>
          </table:table-cell>
          <table:table-cell table:style-name="ce24" table:formula="of:=[.F67]*[.G6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68]);[.D68]&lt;&gt;0);[.E68]/[.D68];0)" office:value-type="float" office:value="0" calcext:value-type="float">
            <text:p>0,00</text:p>
          </table:table-cell>
          <table:table-cell table:style-name="ce71" table:formula="of:=SUMPRODUCT([.I$3:.AE$3];[.I68:.AE68])" office:value-type="float" office:value="0" calcext:value-type="float">
            <text:p>0</text:p>
          </table:table-cell>
          <table:table-cell table:style-name="ce24" table:formula="of:=[.F68]*[.G68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Zukaufteile</text:p>
          </table:table-cell>
          <table:table-cell table:style-name="ce3" table:number-columns-repeated="4"/>
          <table:table-cell table:style-name="ce6" table:number-columns-repeated="2"/>
          <table:table-cell table:style-name="ce84"/>
          <table:table-cell table:style-name="ce3" table:number-columns-repeated="22"/>
          <table:table-cell table:number-columns-repeated="993"/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string" calcext:value-type="string">
            <text:p>DC-DC-Wandler-Board StepDown_LM2596</text:p>
          </table:table-cell>
          <table:table-cell table:number-columns-repeated="3"/>
          <table:table-cell table:style-name="ce24" table:formula="of:=IF(AND(ISNUMBER([.D70]);[.D70]&lt;&gt;0);[.E70]/[.D70];0)" office:value-type="float" office:value="0" calcext:value-type="float">
            <text:p>0,00</text:p>
          </table:table-cell>
          <table:table-cell table:style-name="ce30" table:formula="of:=SUMPRODUCT([.I$3:.AE$3];[.I70:.AE70])" office:value-type="float" office:value="1" calcext:value-type="float">
            <text:p>1</text:p>
          </table:table-cell>
          <table:table-cell table:style-name="ce24" table:formula="of:=[.F70]*[.G70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string" calcext:value-type="string">
            <text:p>Pegel-Wandler 3V3 - 5V</text:p>
          </table:table-cell>
          <table:table-cell table:number-columns-repeated="3"/>
          <table:table-cell table:style-name="ce24" table:formula="of:=IF(AND(ISNUMBER([.D71]);[.D71]&lt;&gt;0);[.E71]/[.D71];0)" office:value-type="float" office:value="0" calcext:value-type="float">
            <text:p>0,00</text:p>
          </table:table-cell>
          <table:table-cell table:style-name="ce72" table:formula="of:=SUMPRODUCT([.I$3:.AE$3];[.I71:.AE71])" office:value-type="float" office:value="0" calcext:value-type="float">
            <text:p>0</text:p>
          </table:table-cell>
          <table:table-cell table:style-name="ce24" table:formula="of:=[.F71]*[.G71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string" calcext:value-type="string">
            <text:p>I²C-I/O-Expander</text:p>
          </table:table-cell>
          <table:table-cell table:number-columns-repeated="3"/>
          <table:table-cell table:style-name="ce24" table:formula="of:=IF(AND(ISNUMBER([.D72]);[.D72]&lt;&gt;0);[.E72]/[.D72];0)" office:value-type="float" office:value="0" calcext:value-type="float">
            <text:p>0,00</text:p>
          </table:table-cell>
          <table:table-cell table:style-name="ce73" table:formula="of:=SUMPRODUCT([.I$3:.AE$3];[.I72:.AE72])" office:value-type="float" office:value="0" calcext:value-type="float">
            <text:p>0</text:p>
          </table:table-cell>
          <table:table-cell table:style-name="ce24" table:formula="of:=[.F72]*[.G72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73]);[.D73]&lt;&gt;0);[.E73]/[.D73];0)" office:value-type="float" office:value="0" calcext:value-type="float">
            <text:p>0,00</text:p>
          </table:table-cell>
          <table:table-cell table:style-name="ce74" table:formula="of:=SUMPRODUCT([.I$3:.AE$3];[.I73:.AE73])" office:value-type="float" office:value="0" calcext:value-type="float">
            <text:p>0</text:p>
          </table:table-cell>
          <table:table-cell table:style-name="ce24" table:formula="of:=[.F73]*[.G7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74]);[.D74]&lt;&gt;0);[.E74]/[.D74];0)" office:value-type="float" office:value="0" calcext:value-type="float">
            <text:p>0,00</text:p>
          </table:table-cell>
          <table:table-cell table:style-name="ce75" table:formula="of:=SUMPRODUCT([.I$3:.AE$3];[.I74:.AE74])" office:value-type="float" office:value="0" calcext:value-type="float">
            <text:p>0</text:p>
          </table:table-cell>
          <table:table-cell table:style-name="ce24" table:formula="of:=[.F74]*[.G7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75]);[.D75]&lt;&gt;0);[.E75]/[.D75];0)" office:value-type="float" office:value="0" calcext:value-type="float">
            <text:p>0,00</text:p>
          </table:table-cell>
          <table:table-cell table:style-name="ce76" table:formula="of:=SUMPRODUCT([.I$3:.AE$3];[.I75:.AE75])" office:value-type="float" office:value="0" calcext:value-type="float">
            <text:p>0</text:p>
          </table:table-cell>
          <table:table-cell table:style-name="ce24" table:formula="of:=[.F75]*[.G7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Fertige Teile</text:p>
          </table:table-cell>
          <table:table-cell table:style-name="ce3" table:number-columns-repeated="4"/>
          <table:table-cell table:style-name="ce6" table:number-columns-repeated="2"/>
          <table:table-cell table:style-name="ce3" table:number-columns-repeated="23"/>
          <table:table-cell table:number-columns-repeated="993"/>
        </table:table-row>
        <table:table-row table:style-name="ro4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CON_2510_NT</text:p>
          </table:table-cell>
          <table:table-cell table:style-name="ce2" table:number-columns-repeated="3"/>
          <table:table-cell table:style-name="ce24" table:formula="of:=IF(AND(ISNUMBER([.D77]);[.D77]&lt;&gt;0);[.E77]/[.D77];0)" office:value-type="float" office:value="0" calcext:value-type="float">
            <text:p>0,00</text:p>
          </table:table-cell>
          <table:table-cell table:style-name="ce77" table:formula="of:=SUMPRODUCT([.I$3:.AE$3];[.I77:.AE77])" office:value-type="float" office:value="0" calcext:value-type="float">
            <text:p>0</text:p>
          </table:table-cell>
          <table:table-cell table:style-name="ce24" table:formula="of:=[.F77]*[.G7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78]);[.D78]&lt;&gt;0);[.E78]/[.D78];0)" office:value-type="float" office:value="0" calcext:value-type="float">
            <text:p>0,00</text:p>
          </table:table-cell>
          <table:table-cell table:style-name="ce78" table:formula="of:=SUMPRODUCT([.I$3:.AE$3];[.I78:.AE78])" office:value-type="float" office:value="0" calcext:value-type="float">
            <text:p>0</text:p>
          </table:table-cell>
          <table:table-cell table:style-name="ce24" table:formula="of:=[.F78]*[.G78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79]);[.D79]&lt;&gt;0);[.E79]/[.D79];0)" office:value-type="float" office:value="0" calcext:value-type="float">
            <text:p>0,00</text:p>
          </table:table-cell>
          <table:table-cell table:style-name="ce79" table:formula="of:=SUMPRODUCT([.I$3:.AE$3];[.I79:.AE79])" office:value-type="float" office:value="0" calcext:value-type="float">
            <text:p>0</text:p>
          </table:table-cell>
          <table:table-cell table:style-name="ce24" table:formula="of:=[.F79]*[.G79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80]);[.D80]&lt;&gt;0);[.E80]/[.D80];0)" office:value-type="float" office:value="0" calcext:value-type="float">
            <text:p>0,00</text:p>
          </table:table-cell>
          <table:table-cell table:style-name="ce80" table:formula="of:=SUMPRODUCT([.I$3:.AE$3];[.I80:.AE80])" office:value-type="float" office:value="0" calcext:value-type="float">
            <text:p>0</text:p>
          </table:table-cell>
          <table:table-cell table:style-name="ce24" table:formula="of:=[.F80]*[.G80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5"/>
          <table:table-cell table:style-name="ce24" table:formula="of:=IF(AND(ISNUMBER([.D81]);[.D81]&lt;&gt;0);[.E81]/[.D81];0)" office:value-type="float" office:value="0" calcext:value-type="float">
            <text:p>0,00</text:p>
          </table:table-cell>
          <table:table-cell table:style-name="ce81" table:formula="of:=SUMPRODUCT([.I$3:.AE$3];[.I81:.AE81])" office:value-type="float" office:value="0" calcext:value-type="float">
            <text:p>0</text:p>
          </table:table-cell>
          <table:table-cell table:style-name="ce24" table:formula="of:=[.F81]*[.G81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/>
          <table:table-cell office:value-type="string" calcext:value-type="string">
            <text:p>Zeile 82</text:p>
          </table:table-cell>
          <table:table-cell table:number-columns-repeated="3"/>
          <table:table-cell table:style-name="ce24" table:formula="of:=IF(AND(ISNUMBER([.D82]);[.D82]&lt;&gt;0);[.E82]/[.D82];0)" office:value-type="float" office:value="0" calcext:value-type="float">
            <text:p>0,00</text:p>
          </table:table-cell>
          <table:table-cell table:style-name="ce82" table:formula="of:=SUMPRODUCT([.I$3:.AE$3];[.I82:.AE82])" office:value-type="float" office:value="0" calcext:value-type="float">
            <text:p>0</text:p>
          </table:table-cell>
          <table:table-cell table:style-name="ce24" table:formula="of:=[.F82]*[.G82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4"/>
          <table:table-cell table:style-name="ce4" office:value-type="string" calcext:value-type="string">
            <text:p>SUMME</text:p>
          </table:table-cell>
          <table:table-cell table:style-name="ce4" table:number-columns-repeated="3"/>
          <table:table-cell table:style-name="ce8"/>
          <table:table-cell table:style-name="ce14" table:formula="of:=SUM([.G5:.G82])" office:value-type="float" office:value="32" calcext:value-type="float">
            <text:p>32</text:p>
          </table:table-cell>
          <table:table-cell table:style-name="ce16" table:formula="of:=SUM([.H5:.H82])" office:value-type="float" office:value="0" calcext:value-type="float">
            <text:p>0,00</text:p>
          </table:table-cell>
          <table:table-cell table:number-columns-repeated="1016"/>
        </table:table-row>
        <table:table-row table:style-name="ro3" table:number-rows-repeated="6">
          <table:table-cell table:number-columns-repeated="5"/>
          <table:table-cell table:style-name="ce9"/>
          <table:table-cell table:number-columns-repeated="1018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F5:Tabelle1.H5 Tabelle1.F18:Tabelle1.H18 Tabelle1.H40:Tabelle1.H40 Tabelle1.F46:Tabelle1.H46 Tabelle1.F58:Tabelle1.H59 Tabelle1.F66:Tabelle1.H66 Tabelle1.F70:Tabelle1.H70 Tabelle1.H77:Tabelle1.H77 Tabelle1.I17:Tabelle1.I17 Tabelle1.H39:Tabelle1.I39 Tabelle1.H45:Tabelle1.I45 Tabelle1.I69:Tabelle1.I69 Tabelle1.F77:Tabelle1.F82 Tabelle1.H78:Tabelle1.H82 Tabelle1.F71:Tabelle1.F75 Tabelle1.H71:Tabelle1.H75 Tabelle1.F67:Tabelle1.F68 Tabelle1.H67:Tabelle1.H68 Tabelle1.F65:Tabelle1.F65 Tabelle1.H65:Tabelle1.H65 Tabelle1.F60:Tabelle1.F63 Tabelle1.H60:Tabelle1.H63 Tabelle1.F53:Tabelle1.F56 Tabelle1.H53:Tabelle1.H56 Tabelle1.F52:Tabelle1.H52 Tabelle1.F50:Tabelle1.F51 Tabelle1.H50:Tabelle1.H51 Tabelle1.F49:Tabelle1.H49 Tabelle1.F47:Tabelle1.F48 Tabelle1.H47:Tabelle1.H48 Tabelle1.F40:Tabelle1.F44 Tabelle1.H41:Tabelle1.H44 Tabelle1.F33:Tabelle1.F38 Tabelle1.H33:Tabelle1.H38 Tabelle1.F28:Tabelle1.H32 Tabelle1.F25:Tabelle1.F27 Tabelle1.H25:Tabelle1.H27 Tabelle1.F24:Tabelle1.H24 Tabelle1.F22:Tabelle1.F23 Tabelle1.H22:Tabelle1.H23 Tabelle1.F21:Tabelle1.H21 Tabelle1.F19:Tabelle1.F20 Tabelle1.H19:Tabelle1.H20 Tabelle1.F14:Tabelle1.F16 Tabelle1.H14:Tabelle1.H16 Tabelle1.F13:Tabelle1.H13 Tabelle1.F11:Tabelle1.F12 Tabelle1.H11:Tabelle1.H12 Tabelle1.F10:Tabelle1.H10 Tabelle1.F9:Tabelle1.F9 Tabelle1.H9:Tabelle1.H9 Tabelle1.F8:Tabelle1.H8 Tabelle1.F6:Tabelle1.F7 Tabelle1.H6:Tabelle1.H7">
            <calcext:condition calcext:apply-style-name="A_fett" calcext:value="&gt;0" calcext:base-cell-address="Tabelle1.D5"/>
            <calcext:condition calcext:apply-style-name="A_grau" calcext:value="=0" calcext:base-cell-address="Tabelle1.D5"/>
          </calcext:conditional-format>
          <calcext:conditional-format calcext:target-range-address="Tabelle1.G82:Tabelle1.G82">
            <calcext:condition calcext:apply-style-name="A_fett" calcext:value="&gt;0" calcext:base-cell-address="Tabelle1.G82"/>
            <calcext:condition calcext:apply-style-name="A_grau" calcext:value="=0" calcext:base-cell-address="Tabelle1.G82"/>
          </calcext:conditional-format>
          <calcext:conditional-format calcext:target-range-address="Tabelle1.G81:Tabelle1.G81">
            <calcext:condition calcext:apply-style-name="A_fett" calcext:value="&gt;0" calcext:base-cell-address="Tabelle1.G81"/>
            <calcext:condition calcext:apply-style-name="A_grau" calcext:value="=0" calcext:base-cell-address="Tabelle1.G81"/>
          </calcext:conditional-format>
          <calcext:conditional-format calcext:target-range-address="Tabelle1.G80:Tabelle1.G80">
            <calcext:condition calcext:apply-style-name="A_fett" calcext:value="&gt;0" calcext:base-cell-address="Tabelle1.G80"/>
            <calcext:condition calcext:apply-style-name="A_grau" calcext:value="=0" calcext:base-cell-address="Tabelle1.G80"/>
          </calcext:conditional-format>
          <calcext:conditional-format calcext:target-range-address="Tabelle1.G79:Tabelle1.G79">
            <calcext:condition calcext:apply-style-name="A_fett" calcext:value="&gt;0" calcext:base-cell-address="Tabelle1.G79"/>
            <calcext:condition calcext:apply-style-name="A_grau" calcext:value="=0" calcext:base-cell-address="Tabelle1.G79"/>
          </calcext:conditional-format>
          <calcext:conditional-format calcext:target-range-address="Tabelle1.G78:Tabelle1.G78">
            <calcext:condition calcext:apply-style-name="A_fett" calcext:value="&gt;0" calcext:base-cell-address="Tabelle1.G78"/>
            <calcext:condition calcext:apply-style-name="A_grau" calcext:value="=0" calcext:base-cell-address="Tabelle1.G78"/>
          </calcext:conditional-format>
          <calcext:conditional-format calcext:target-range-address="Tabelle1.G77:Tabelle1.G77">
            <calcext:condition calcext:apply-style-name="A_fett" calcext:value="&gt;0" calcext:base-cell-address="Tabelle1.G77"/>
            <calcext:condition calcext:apply-style-name="A_grau" calcext:value="=0" calcext:base-cell-address="Tabelle1.G77"/>
          </calcext:conditional-format>
          <calcext:conditional-format calcext:target-range-address="Tabelle1.G75:Tabelle1.G75">
            <calcext:condition calcext:apply-style-name="A_fett" calcext:value="&gt;0" calcext:base-cell-address="Tabelle1.G75"/>
            <calcext:condition calcext:apply-style-name="A_grau" calcext:value="=0" calcext:base-cell-address="Tabelle1.G75"/>
          </calcext:conditional-format>
          <calcext:conditional-format calcext:target-range-address="Tabelle1.G74:Tabelle1.G74">
            <calcext:condition calcext:apply-style-name="A_fett" calcext:value="&gt;0" calcext:base-cell-address="Tabelle1.G74"/>
            <calcext:condition calcext:apply-style-name="A_grau" calcext:value="=0" calcext:base-cell-address="Tabelle1.G74"/>
          </calcext:conditional-format>
          <calcext:conditional-format calcext:target-range-address="Tabelle1.G73:Tabelle1.G73">
            <calcext:condition calcext:apply-style-name="A_fett" calcext:value="&gt;0" calcext:base-cell-address="Tabelle1.G73"/>
            <calcext:condition calcext:apply-style-name="A_grau" calcext:value="=0" calcext:base-cell-address="Tabelle1.G73"/>
          </calcext:conditional-format>
          <calcext:conditional-format calcext:target-range-address="Tabelle1.G72:Tabelle1.G72">
            <calcext:condition calcext:apply-style-name="A_fett" calcext:value="&gt;0" calcext:base-cell-address="Tabelle1.G72"/>
            <calcext:condition calcext:apply-style-name="A_grau" calcext:value="=0" calcext:base-cell-address="Tabelle1.G72"/>
          </calcext:conditional-format>
          <calcext:conditional-format calcext:target-range-address="Tabelle1.G71:Tabelle1.G71">
            <calcext:condition calcext:apply-style-name="A_fett" calcext:value="&gt;0" calcext:base-cell-address="Tabelle1.G71"/>
            <calcext:condition calcext:apply-style-name="A_grau" calcext:value="=0" calcext:base-cell-address="Tabelle1.G71"/>
          </calcext:conditional-format>
          <calcext:conditional-format calcext:target-range-address="Tabelle1.G68:Tabelle1.G68">
            <calcext:condition calcext:apply-style-name="A_fett" calcext:value="&gt;0" calcext:base-cell-address="Tabelle1.G68"/>
            <calcext:condition calcext:apply-style-name="A_grau" calcext:value="=0" calcext:base-cell-address="Tabelle1.G68"/>
          </calcext:conditional-format>
          <calcext:conditional-format calcext:target-range-address="Tabelle1.G67:Tabelle1.G67">
            <calcext:condition calcext:apply-style-name="A_fett" calcext:value="&gt;0" calcext:base-cell-address="Tabelle1.G67"/>
            <calcext:condition calcext:apply-style-name="A_grau" calcext:value="=0" calcext:base-cell-address="Tabelle1.G67"/>
          </calcext:conditional-format>
          <calcext:conditional-format calcext:target-range-address="Tabelle1.G65:Tabelle1.G65">
            <calcext:condition calcext:apply-style-name="A_fett" calcext:value="&gt;0" calcext:base-cell-address="Tabelle1.G65"/>
            <calcext:condition calcext:apply-style-name="A_grau" calcext:value="=0" calcext:base-cell-address="Tabelle1.G65"/>
          </calcext:conditional-format>
          <calcext:conditional-format calcext:target-range-address="Tabelle1.G63:Tabelle1.G63">
            <calcext:condition calcext:apply-style-name="A_fett" calcext:value="&gt;0" calcext:base-cell-address="Tabelle1.G63"/>
            <calcext:condition calcext:apply-style-name="A_grau" calcext:value="=0" calcext:base-cell-address="Tabelle1.G63"/>
          </calcext:conditional-format>
          <calcext:conditional-format calcext:target-range-address="Tabelle1.G62:Tabelle1.G62">
            <calcext:condition calcext:apply-style-name="A_fett" calcext:value="&gt;0" calcext:base-cell-address="Tabelle1.G62"/>
            <calcext:condition calcext:apply-style-name="A_grau" calcext:value="=0" calcext:base-cell-address="Tabelle1.G62"/>
          </calcext:conditional-format>
          <calcext:conditional-format calcext:target-range-address="Tabelle1.G61:Tabelle1.G61">
            <calcext:condition calcext:apply-style-name="A_fett" calcext:value="&gt;0" calcext:base-cell-address="Tabelle1.G61"/>
            <calcext:condition calcext:apply-style-name="A_grau" calcext:value="=0" calcext:base-cell-address="Tabelle1.G61"/>
          </calcext:conditional-format>
          <calcext:conditional-format calcext:target-range-address="Tabelle1.G60:Tabelle1.G60">
            <calcext:condition calcext:apply-style-name="A_fett" calcext:value="&gt;0" calcext:base-cell-address="Tabelle1.G60"/>
            <calcext:condition calcext:apply-style-name="A_grau" calcext:value="=0" calcext:base-cell-address="Tabelle1.G60"/>
          </calcext:conditional-format>
          <calcext:conditional-format calcext:target-range-address="Tabelle1.G56:Tabelle1.G56">
            <calcext:condition calcext:apply-style-name="A_fett" calcext:value="&gt;0" calcext:base-cell-address="Tabelle1.G56"/>
            <calcext:condition calcext:apply-style-name="A_grau" calcext:value="=0" calcext:base-cell-address="Tabelle1.G56"/>
          </calcext:conditional-format>
          <calcext:conditional-format calcext:target-range-address="Tabelle1.G55:Tabelle1.G55">
            <calcext:condition calcext:apply-style-name="A_fett" calcext:value="&gt;0" calcext:base-cell-address="Tabelle1.G55"/>
            <calcext:condition calcext:apply-style-name="A_grau" calcext:value="=0" calcext:base-cell-address="Tabelle1.G55"/>
          </calcext:conditional-format>
          <calcext:conditional-format calcext:target-range-address="Tabelle1.G54:Tabelle1.G54">
            <calcext:condition calcext:apply-style-name="A_fett" calcext:value="&gt;0" calcext:base-cell-address="Tabelle1.G54"/>
            <calcext:condition calcext:apply-style-name="A_grau" calcext:value="=0" calcext:base-cell-address="Tabelle1.G54"/>
          </calcext:conditional-format>
          <calcext:conditional-format calcext:target-range-address="Tabelle1.G53:Tabelle1.G53">
            <calcext:condition calcext:apply-style-name="A_fett" calcext:value="&gt;0" calcext:base-cell-address="Tabelle1.G53"/>
            <calcext:condition calcext:apply-style-name="A_grau" calcext:value="=0" calcext:base-cell-address="Tabelle1.G53"/>
          </calcext:conditional-format>
          <calcext:conditional-format calcext:target-range-address="Tabelle1.G51:Tabelle1.G51">
            <calcext:condition calcext:apply-style-name="A_fett" calcext:value="&gt;0" calcext:base-cell-address="Tabelle1.G51"/>
            <calcext:condition calcext:apply-style-name="A_grau" calcext:value="=0" calcext:base-cell-address="Tabelle1.G51"/>
          </calcext:conditional-format>
          <calcext:conditional-format calcext:target-range-address="Tabelle1.G50:Tabelle1.G50">
            <calcext:condition calcext:apply-style-name="A_fett" calcext:value="&gt;0" calcext:base-cell-address="Tabelle1.G50"/>
            <calcext:condition calcext:apply-style-name="A_grau" calcext:value="=0" calcext:base-cell-address="Tabelle1.G50"/>
          </calcext:conditional-format>
          <calcext:conditional-format calcext:target-range-address="Tabelle1.G48:Tabelle1.G48">
            <calcext:condition calcext:apply-style-name="A_fett" calcext:value="&gt;0" calcext:base-cell-address="Tabelle1.G48"/>
            <calcext:condition calcext:apply-style-name="A_grau" calcext:value="=0" calcext:base-cell-address="Tabelle1.G48"/>
          </calcext:conditional-format>
          <calcext:conditional-format calcext:target-range-address="Tabelle1.G47:Tabelle1.G47">
            <calcext:condition calcext:apply-style-name="A_fett" calcext:value="&gt;0" calcext:base-cell-address="Tabelle1.G47"/>
            <calcext:condition calcext:apply-style-name="A_grau" calcext:value="=0" calcext:base-cell-address="Tabelle1.G47"/>
          </calcext:conditional-format>
          <calcext:conditional-format calcext:target-range-address="Tabelle1.G44:Tabelle1.G44">
            <calcext:condition calcext:apply-style-name="A_fett" calcext:value="&gt;0" calcext:base-cell-address="Tabelle1.G44"/>
            <calcext:condition calcext:apply-style-name="A_grau" calcext:value="=0" calcext:base-cell-address="Tabelle1.G44"/>
          </calcext:conditional-format>
          <calcext:conditional-format calcext:target-range-address="Tabelle1.G43:Tabelle1.G43">
            <calcext:condition calcext:apply-style-name="A_fett" calcext:value="&gt;0" calcext:base-cell-address="Tabelle1.G43"/>
            <calcext:condition calcext:apply-style-name="A_grau" calcext:value="=0" calcext:base-cell-address="Tabelle1.G43"/>
          </calcext:conditional-format>
          <calcext:conditional-format calcext:target-range-address="Tabelle1.G42:Tabelle1.G42">
            <calcext:condition calcext:apply-style-name="A_fett" calcext:value="&gt;0" calcext:base-cell-address="Tabelle1.G42"/>
            <calcext:condition calcext:apply-style-name="A_grau" calcext:value="=0" calcext:base-cell-address="Tabelle1.G42"/>
          </calcext:conditional-format>
          <calcext:conditional-format calcext:target-range-address="Tabelle1.G41:Tabelle1.G41">
            <calcext:condition calcext:apply-style-name="A_fett" calcext:value="&gt;0" calcext:base-cell-address="Tabelle1.G41"/>
            <calcext:condition calcext:apply-style-name="A_grau" calcext:value="=0" calcext:base-cell-address="Tabelle1.G41"/>
          </calcext:conditional-format>
          <calcext:conditional-format calcext:target-range-address="Tabelle1.G40:Tabelle1.G40">
            <calcext:condition calcext:apply-style-name="A_fett" calcext:value="&gt;0" calcext:base-cell-address="Tabelle1.G40"/>
            <calcext:condition calcext:apply-style-name="A_grau" calcext:value="=0" calcext:base-cell-address="Tabelle1.G40"/>
          </calcext:conditional-format>
          <calcext:conditional-format calcext:target-range-address="Tabelle1.G38:Tabelle1.G38">
            <calcext:condition calcext:apply-style-name="A_fett" calcext:value="&gt;0" calcext:base-cell-address="Tabelle1.G38"/>
            <calcext:condition calcext:apply-style-name="A_grau" calcext:value="=0" calcext:base-cell-address="Tabelle1.G38"/>
          </calcext:conditional-format>
          <calcext:conditional-format calcext:target-range-address="Tabelle1.G37:Tabelle1.G37">
            <calcext:condition calcext:apply-style-name="A_fett" calcext:value="&gt;0" calcext:base-cell-address="Tabelle1.G37"/>
            <calcext:condition calcext:apply-style-name="A_grau" calcext:value="=0" calcext:base-cell-address="Tabelle1.G37"/>
          </calcext:conditional-format>
          <calcext:conditional-format calcext:target-range-address="Tabelle1.G36:Tabelle1.G36">
            <calcext:condition calcext:apply-style-name="A_fett" calcext:value="&gt;0" calcext:base-cell-address="Tabelle1.G36"/>
            <calcext:condition calcext:apply-style-name="A_grau" calcext:value="=0" calcext:base-cell-address="Tabelle1.G36"/>
          </calcext:conditional-format>
          <calcext:conditional-format calcext:target-range-address="Tabelle1.G35:Tabelle1.G35">
            <calcext:condition calcext:apply-style-name="A_fett" calcext:value="&gt;0" calcext:base-cell-address="Tabelle1.G35"/>
            <calcext:condition calcext:apply-style-name="A_grau" calcext:value="=0" calcext:base-cell-address="Tabelle1.G35"/>
          </calcext:conditional-format>
          <calcext:conditional-format calcext:target-range-address="Tabelle1.G34:Tabelle1.G34">
            <calcext:condition calcext:apply-style-name="A_fett" calcext:value="&gt;0" calcext:base-cell-address="Tabelle1.G34"/>
            <calcext:condition calcext:apply-style-name="A_grau" calcext:value="=0" calcext:base-cell-address="Tabelle1.G34"/>
          </calcext:conditional-format>
          <calcext:conditional-format calcext:target-range-address="Tabelle1.G33:Tabelle1.G33">
            <calcext:condition calcext:apply-style-name="A_fett" calcext:value="&gt;0" calcext:base-cell-address="Tabelle1.G33"/>
            <calcext:condition calcext:apply-style-name="A_grau" calcext:value="=0" calcext:base-cell-address="Tabelle1.G33"/>
          </calcext:conditional-format>
          <calcext:conditional-format calcext:target-range-address="Tabelle1.G27:Tabelle1.G27">
            <calcext:condition calcext:apply-style-name="A_fett" calcext:value="&gt;0" calcext:base-cell-address="Tabelle1.G27"/>
            <calcext:condition calcext:apply-style-name="A_grau" calcext:value="=0" calcext:base-cell-address="Tabelle1.G27"/>
          </calcext:conditional-format>
          <calcext:conditional-format calcext:target-range-address="Tabelle1.G26:Tabelle1.G26">
            <calcext:condition calcext:apply-style-name="A_fett" calcext:value="&gt;0" calcext:base-cell-address="Tabelle1.G26"/>
            <calcext:condition calcext:apply-style-name="A_grau" calcext:value="=0" calcext:base-cell-address="Tabelle1.G26"/>
          </calcext:conditional-format>
          <calcext:conditional-format calcext:target-range-address="Tabelle1.G25:Tabelle1.G25">
            <calcext:condition calcext:apply-style-name="A_fett" calcext:value="&gt;0" calcext:base-cell-address="Tabelle1.G25"/>
            <calcext:condition calcext:apply-style-name="A_grau" calcext:value="=0" calcext:base-cell-address="Tabelle1.G25"/>
          </calcext:conditional-format>
          <calcext:conditional-format calcext:target-range-address="Tabelle1.G23:Tabelle1.G23">
            <calcext:condition calcext:apply-style-name="A_fett" calcext:value="&gt;0" calcext:base-cell-address="Tabelle1.G23"/>
            <calcext:condition calcext:apply-style-name="A_grau" calcext:value="=0" calcext:base-cell-address="Tabelle1.G23"/>
          </calcext:conditional-format>
          <calcext:conditional-format calcext:target-range-address="Tabelle1.G22:Tabelle1.G22">
            <calcext:condition calcext:apply-style-name="A_fett" calcext:value="&gt;0" calcext:base-cell-address="Tabelle1.G22"/>
            <calcext:condition calcext:apply-style-name="A_grau" calcext:value="=0" calcext:base-cell-address="Tabelle1.G22"/>
          </calcext:conditional-format>
          <calcext:conditional-format calcext:target-range-address="Tabelle1.G20:Tabelle1.G20">
            <calcext:condition calcext:apply-style-name="A_fett" calcext:value="&gt;0" calcext:base-cell-address="Tabelle1.G20"/>
            <calcext:condition calcext:apply-style-name="A_grau" calcext:value="=0" calcext:base-cell-address="Tabelle1.G20"/>
          </calcext:conditional-format>
          <calcext:conditional-format calcext:target-range-address="Tabelle1.G19:Tabelle1.G19">
            <calcext:condition calcext:apply-style-name="A_fett" calcext:value="&gt;0" calcext:base-cell-address="Tabelle1.G19"/>
            <calcext:condition calcext:apply-style-name="A_grau" calcext:value="=0" calcext:base-cell-address="Tabelle1.G19"/>
          </calcext:conditional-format>
          <calcext:conditional-format calcext:target-range-address="Tabelle1.G16:Tabelle1.G16">
            <calcext:condition calcext:apply-style-name="A_fett" calcext:value="&gt;0" calcext:base-cell-address="Tabelle1.G16"/>
            <calcext:condition calcext:apply-style-name="A_grau" calcext:value="=0" calcext:base-cell-address="Tabelle1.G16"/>
          </calcext:conditional-format>
          <calcext:conditional-format calcext:target-range-address="Tabelle1.G15:Tabelle1.G15">
            <calcext:condition calcext:apply-style-name="A_fett" calcext:value="&gt;0" calcext:base-cell-address="Tabelle1.G15"/>
            <calcext:condition calcext:apply-style-name="A_grau" calcext:value="=0" calcext:base-cell-address="Tabelle1.G15"/>
          </calcext:conditional-format>
          <calcext:conditional-format calcext:target-range-address="Tabelle1.G14:Tabelle1.G14">
            <calcext:condition calcext:apply-style-name="A_fett" calcext:value="&gt;0" calcext:base-cell-address="Tabelle1.G14"/>
            <calcext:condition calcext:apply-style-name="A_grau" calcext:value="=0" calcext:base-cell-address="Tabelle1.G14"/>
          </calcext:conditional-format>
          <calcext:conditional-format calcext:target-range-address="Tabelle1.G12:Tabelle1.G12">
            <calcext:condition calcext:apply-style-name="A_fett" calcext:value="&gt;0" calcext:base-cell-address="Tabelle1.G12"/>
            <calcext:condition calcext:apply-style-name="A_grau" calcext:value="=0" calcext:base-cell-address="Tabelle1.G12"/>
          </calcext:conditional-format>
          <calcext:conditional-format calcext:target-range-address="Tabelle1.G11:Tabelle1.G11">
            <calcext:condition calcext:apply-style-name="A_fett" calcext:value="&gt;0" calcext:base-cell-address="Tabelle1.G11"/>
            <calcext:condition calcext:apply-style-name="A_grau" calcext:value="=0" calcext:base-cell-address="Tabelle1.G11"/>
          </calcext:conditional-format>
          <calcext:conditional-format calcext:target-range-address="Tabelle1.G9:Tabelle1.G9">
            <calcext:condition calcext:apply-style-name="A_fett" calcext:value="&gt;0" calcext:base-cell-address="Tabelle1.G9"/>
            <calcext:condition calcext:apply-style-name="A_grau" calcext:value="=0" calcext:base-cell-address="Tabelle1.G9"/>
          </calcext:conditional-format>
          <calcext:conditional-format calcext:target-range-address="Tabelle1.G7:Tabelle1.G7">
            <calcext:condition calcext:apply-style-name="A_fett" calcext:value="&gt;0" calcext:base-cell-address="Tabelle1.G7"/>
            <calcext:condition calcext:apply-style-name="A_grau" calcext:value="=0" calcext:base-cell-address="Tabelle1.G7"/>
          </calcext:conditional-format>
          <calcext:conditional-format calcext:target-range-address="Tabelle1.G6:Tabelle1.G6">
            <calcext:condition calcext:apply-style-name="A_fett" calcext:value="&gt;0" calcext:base-cell-address="Tabelle1.G6"/>
            <calcext:condition calcext:apply-style-name="A_grau" calcext:value="=0" calcext:base-cell-address="Tabelle1.G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adornments="Fett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A_5f_fett" style:display-name="A_fett" style:family="table-cell" style:parent-style-name="Accent">
      <style:text-properties fo:color="#000000" style:font-name="Calibri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.00.0000</text:date>, <text:time style:data-style-name="N2" text:time-value="20:59:44.610390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3-05T21:28:12.334299400</dc:date>
    <meta:editing-duration>PT12H32M17S</meta:editing-duration>
    <meta:editing-cycles>50</meta:editing-cycles>
    <meta:generator>LibreOffice/25.2.1.2$Windows_X86_64 LibreOffice_project/d3abf4aee5fd705e4a92bba33a32f40bc4e56f49</meta:generator>
    <meta:document-statistic meta:table-count="1" meta:cell-count="41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ublic Const row_stk = 6

sub Main
rem ----------------------------------------------------------------------
rem define variables
dim sheet as object
dim line_num as integer
dim line_min as integer
dim line_max as integer
rem dim row_stk as integer
dim cell
line_min = 3
line_max = 82
rem row_stk = 6
rem ----------------------------------------------------------------------
lines_hide(line_min, line_max, row_stk)
rem ----------------------------------------------------------------------
rem get access to the document
rem sheet = thisComponent.sheets(0)
rem for line_num = line_min to line_max
rem  cell = sheet.getcellbyposition(row_stk, line_num)
rem  if cell.value = 0 then
rem      cell.Rows.isVisible = False
rem  end if
rem next line_num
end sub

Sub lines_hide(line_min, line_max, row_stk1)
 sheet = thisComponent.sheets(0)
 for line_num = line_min to line_max
  cell = sheet.getcellbyposition(row_stk1, line_num)
  if cell.value = 0 then
   cell.Rows.isVisible = False
  end if
 next line_num
End Sub

Sub lines_unhide(line_min, line_max)
 sheet = thisComponent.sheets(0)
 for line_num = line_min to line_max
  cell = sheet.getcellbyposition(0, line_num)
  cell.Rows.isVisible = True
 next line_num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